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4cb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4cb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4cb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4cb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4cb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4cb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4cb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4cb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4cb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4cb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4cb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4cb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4cb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4cb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4cb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4cb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4cb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uan Carlos Gabriel Betancourt Montañ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Cedeño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3/1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38185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uan Gabriel Betancourt Llov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80354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7.7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8" meta:non-whitespace-character-count="1010"/>
    <meta:template xlink:type="simple" xlink:actuate="onRequest" xlink:title="Normal" xlink:href=""/>
  </office:meta>
</office:document-meta>
</file>